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background-color="#ffffff" fo:color="#222222" fo:font-size="10pt" style:font-size-asian="10pt" style:font-size-complex="10pt"/>
    </style:style>
    <style:style style:name="T1_2" style:family="text">
      <style:text-properties fo:background-color="#ffffff" fo:color="#222222" fo:font-size="10pt" style:font-size-asian="10pt" style:font-size-complex="10pt"/>
    </style:style>
    <style:style style:name="T1_3" style:family="text">
      <style:text-properties fo:background-color="#ffffff" fo:color="#222222" fo:font-size="10pt" style:font-size-asian="10pt" style:font-size-complex="10pt"/>
    </style:style>
    <style:style style:name="T1_4" style:family="text">
      <style:text-properties fo:background-color="#ffffff" fo:color="#222222" fo:font-size="10pt" style:font-size-asian="10pt" style:font-size-complex="10pt"/>
    </style:style>
    <style:style style:name="T1_5" style:family="text">
      <style:text-properties fo:background-color="#ffffff" fo:color="#222222" fo:font-size="10pt" style:font-size-asian="10pt" style:font-size-complex="10pt"/>
    </style:style>
    <style:style style:name="T1_6" style:family="text">
      <style:text-properties fo:background-color="#ffffff" fo:color="#222222" fo:font-size="10pt" style:font-size-asian="10pt" style:font-size-complex="10pt"/>
    </style:style>
    <style:style style:name="T1_7" style:family="text">
      <style:text-properties fo:background-color="#ffffff" fo:color="#222222" fo:font-size="10pt" style:font-size-asian="10pt" style:font-size-complex="10pt"/>
    </style:style>
    <style:style style:name="T1_8" style:family="text">
      <style:text-properties fo:background-color="#ffffff" fo:color="#222222" fo:font-size="10pt" style:font-size-asian="10pt" style:font-size-complex="10pt"/>
    </style:style>
    <style:style style:name="T1_9" style:family="text">
      <style:text-properties fo:background-color="#ffffff" fo:color="#222222" fo:font-size="10pt" style:font-size-asian="10pt" style:font-size-complex="10pt"/>
    </style:style>
    <style:style style:name="T1_10" style:family="text">
      <style:text-properties fo:background-color="#ffffff" fo:color="#222222" fo:font-size="10pt" style:font-size-asian="10pt" style:font-size-complex="10pt"/>
    </style:style>
    <style:style style:name="T1_11" style:family="text">
      <style:text-properties fo:background-color="#ffffff" fo:color="#222222" fo:font-size="10pt" style:font-size-asian="10pt" style:font-size-complex="10pt"/>
    </style:style>
    <style:style style:name="T1_12" style:family="text">
      <style:text-properties fo:background-color="#ffffff" fo:color="#222222" fo:font-size="10pt" style:font-size-asian="10pt" style:font-size-complex="10pt"/>
    </style:style>
    <style:style style:name="T1_13" style:family="text">
      <style:text-properties fo:background-color="#ffffff" fo:color="#222222" fo:font-size="10pt" style:font-size-asian="10pt" style:font-size-complex="10pt"/>
    </style:style>
    <style:style style:name="T1_14" style:family="text">
      <style:text-properties fo:background-color="#ffffff" fo:color="#222222" fo:font-size="10pt" style:font-size-asian="10pt" style:font-size-complex="10pt"/>
    </style:style>
    <style:style style:name="T1_15" style:family="text">
      <style:text-properties fo:background-color="#ffffff" fo:color="#222222" fo:font-size="10pt" style:font-size-asian="10pt" style:font-size-complex="10pt"/>
    </style:style>
    <style:style style:name="T1_16" style:family="text">
      <style:text-properties fo:background-color="#ffffff" fo:color="#222222" fo:font-size="10pt" style:font-size-asian="10pt" style:font-size-complex="10pt"/>
    </style:style>
    <style:style style:name="T1_17" style:family="text">
      <style:text-properties fo:background-color="#ffffff" fo:color="#222222" fo:font-size="10pt" style:font-size-asian="10pt" style:font-size-complex="10pt"/>
    </style:style>
    <style:style style:name="T1_18" style:family="text">
      <style:text-properties fo:background-color="#ffffff" fo:color="#222222" fo:font-size="10pt" style:font-size-asian="10pt" style:font-size-complex="10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background-color="#ffffff" fo:color="#222222" fo:font-size="10pt" style:font-size-asian="10pt" style:font-size-complex="10pt"/>
    </style:style>
    <style:style style:name="T2_2" style:family="text">
      <style:text-properties fo:background-color="#ffffff" fo:color="#222222" fo:font-size="10pt" style:font-size-asian="10pt" style:font-size-complex="10pt"/>
    </style:style>
    <style:style style:name="T2_3" style:family="text">
      <style:text-properties fo:background-color="#ffffff" fo:color="#222222" fo:font-size="10pt" style:font-size-asian="10pt" style:font-size-complex="10pt"/>
    </style:style>
    <style:style style:name="T2_4" style:family="text">
      <style:text-properties fo:background-color="#ffffff" fo:color="#222222" fo:font-size="10pt" style:font-size-asian="10pt" style:font-size-complex="10pt"/>
    </style:style>
    <style:style style:name="T2_5" style:family="text">
      <style:text-properties fo:background-color="#ffffff" fo:color="#222222" fo:font-size="10pt" style:font-size-asian="10pt" style:font-size-complex="10pt"/>
    </style:style>
    <style:style style:name="T2_6" style:family="text">
      <style:text-properties fo:background-color="#ffffff" fo:color="#222222" fo:font-size="10pt" style:font-size-asian="10pt" style:font-size-complex="10pt"/>
    </style:style>
    <style:style style:name="T2_7" style:family="text">
      <style:text-properties fo:background-color="#ffffff" fo:color="#222222" fo:font-size="10pt" style:font-size-asian="10pt" style:font-size-complex="10pt"/>
    </style:style>
    <style:style style:name="T2_8" style:family="text">
      <style:text-properties fo:background-color="#ffffff" fo:color="#222222" fo:font-size="10pt" style:font-size-asian="10pt" style:font-size-complex="10pt"/>
    </style:style>
    <style:style style:name="T2_9" style:family="text">
      <style:text-properties fo:background-color="#ffffff" fo:color="#222222" fo:font-size="10pt" style:font-size-asian="10pt" style:font-size-complex="10pt"/>
    </style:style>
    <style:style style:name="T2_10" style:family="text">
      <style:text-properties fo:background-color="#ffffff" fo:color="#222222" fo:font-size="10pt" style:font-size-asian="10pt" style:font-size-complex="10pt"/>
    </style:style>
    <style:style style:name="T2_11" style:family="text">
      <style:text-properties fo:background-color="#ffffff" fo:color="#222222" fo:font-size="10pt" style:font-size-asian="10pt" style:font-size-complex="10pt"/>
    </style:style>
    <style:style style:name="T2_12" style:family="text">
      <style:text-properties fo:background-color="#ffffff" fo:color="#222222" fo:font-size="10pt" style:font-size-asian="10pt" style:font-size-complex="10pt"/>
    </style:style>
    <style:style style:name="T2_13" style:family="text">
      <style:text-properties fo:background-color="#ffffff" fo:color="#222222" fo:font-size="10pt" style:font-size-asian="10pt" style:font-size-complex="10pt"/>
    </style:style>
    <style:style style:name="T2_14" style:family="text">
      <style:text-properties fo:background-color="#ffffff" fo:color="#222222" fo:font-size="10pt" style:font-size-asian="10pt" style:font-size-complex="10pt"/>
    </style:style>
    <style:style style:name="T2_15" style:family="text">
      <style:text-properties fo:background-color="#ffffff" fo:color="#222222" fo:font-size="10pt" style:font-size-asian="10pt" style:font-size-complex="10pt"/>
    </style:style>
    <style:style style:name="T2_16" style:family="text">
      <style:text-properties fo:background-color="#ffffff" fo:color="#222222" fo:font-size="10pt" style:font-size-asian="10pt" style:font-size-complex="10pt"/>
    </style:style>
    <style:style style:name="T2_17" style:family="text">
      <style:text-properties fo:background-color="#ffffff" fo:color="#222222" fo:font-size="10pt" style:font-size-asian="10pt" style:font-size-complex="10pt"/>
    </style:style>
    <style:style style:name="T2_18" style:family="text">
      <style:text-properties fo:background-color="#ffffff" fo:color="#222222" fo:font-size="10pt" style:font-size-asian="10pt" style:font-size-complex="10pt"/>
    </style:style>
    <style:style style:name="T2_19" style:family="text">
      <style:text-properties fo:background-color="#ffffff" fo:color="#222222" fo:font-size="10pt" style:font-size-asian="10pt" style:font-size-complex="10pt"/>
    </style:style>
    <style:style style:name="T2_20" style:family="text">
      <style:text-properties fo:background-color="#ffffff" fo:color="#222222" fo:font-size="10pt" style:font-size-asian="10pt" style:font-size-complex="10pt"/>
    </style:style>
    <style:style style:name="T2_21" style:family="text">
      <style:text-properties fo:background-color="#ffffff" fo:color="#222222" fo:font-size="10pt" style:font-size-asian="10pt" style:font-size-complex="10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 fo:color="#222222" fo:font-size="10pt" style:font-size-asian="10pt" style:font-size-complex="10pt"/>
    </style:style>
    <style:style style:name="T3_2" style:family="text">
      <style:text-properties fo:background-color="#ffffff" fo:color="#222222" fo:font-size="10pt" style:font-size-asian="10pt" style:font-size-complex="10pt"/>
    </style:style>
    <style:style style:name="T3_3" style:family="text">
      <style:text-properties fo:background-color="#ffffff" fo:color="#222222" fo:font-size="10pt" style:font-size-asian="10pt" style:font-size-complex="10pt"/>
    </style:style>
    <style:style style:name="T3_4" style:family="text">
      <style:text-properties fo:background-color="#ffffff" fo:color="#222222" fo:font-size="10pt" style:font-size-asian="10pt" style:font-size-complex="10pt"/>
    </style:style>
    <style:style style:name="T3_5" style:family="text">
      <style:text-properties fo:background-color="#ffffff" fo:color="#222222" fo:font-size="10pt" style:font-size-asian="10pt" style:font-size-complex="10pt"/>
    </style:style>
    <style:style style:name="T3_6" style:family="text">
      <style:text-properties fo:background-color="#ffffff" fo:color="#222222" fo:font-size="10pt" style:font-size-asian="10pt" style:font-size-complex="10pt"/>
    </style:style>
    <style:style style:name="T3_7" style:family="text">
      <style:text-properties fo:background-color="#ffffff" fo:color="#222222" fo:font-size="10pt" style:font-size-asian="10pt" style:font-size-complex="10pt"/>
    </style:style>
    <style:style style:name="T3_8" style:family="text">
      <style:text-properties fo:background-color="#ffffff" fo:color="#222222" fo:font-size="10pt" style:font-size-asian="10pt" style:font-size-complex="10pt"/>
    </style:style>
    <style:style style:name="T3_9" style:family="text">
      <style:text-properties fo:background-color="#ffffff" fo:color="#222222" fo:font-size="10pt" style:font-size-asian="10pt" style:font-size-complex="10pt"/>
    </style:style>
    <style:style style:name="T3_10" style:family="text">
      <style:text-properties fo:background-color="#ffffff" fo:color="#222222" fo:font-size="10pt" style:font-size-asian="10pt" style:font-size-complex="10pt"/>
    </style:style>
    <style:style style:name="T3_11" style:family="text">
      <style:text-properties fo:background-color="#ffffff" fo:color="#222222" fo:font-size="10pt" style:font-size-asian="10pt" style:font-size-complex="10pt"/>
    </style:style>
    <style:style style:name="T3_12" style:family="text">
      <style:text-properties fo:background-color="#ffffff" fo:color="#222222" fo:font-size="10pt" style:font-size-asian="10pt" style:font-size-complex="10pt"/>
    </style:style>
    <style:style style:name="T3_13" style:family="text">
      <style:text-properties fo:background-color="#ffffff" fo:color="#222222" fo:font-size="10pt" style:font-size-asian="10pt" style:font-size-complex="10pt"/>
    </style:style>
    <style:style style:name="T3_14" style:family="text">
      <style:text-properties fo:background-color="#ffffff" fo:color="#222222" fo:font-size="10pt" style:font-size-asian="10pt" style:font-size-complex="10pt"/>
    </style:style>
    <style:style style:name="T3_15" style:family="text">
      <style:text-properties fo:background-color="#ffffff" fo:color="#222222" fo:font-size="10pt" style:font-size-asian="10pt" style:font-size-complex="10pt"/>
    </style:style>
    <style:style style:name="T3_16" style:family="text">
      <style:text-properties fo:background-color="#ffffff" fo:color="#222222" fo:font-size="10pt" style:font-size-asian="10pt" style:font-size-complex="10pt"/>
    </style:style>
    <style:style style:name="T3_17" style:family="text">
      <style:text-properties fo:background-color="#ffffff" fo:color="#222222" fo:font-size="10pt" style:font-size-asian="10pt" style:font-size-complex="10pt"/>
    </style:style>
    <style:style style:name="T3_18" style:family="text">
      <style:text-properties fo:background-color="#ffffff" fo:color="#222222" fo:font-size="10pt" style:font-size-asian="10pt" style:font-size-complex="10pt"/>
    </style:style>
    <style:style style:name="T3_19" style:family="text">
      <style:text-properties fo:background-color="#ffffff" fo:color="#222222" fo:font-size="10pt" style:font-size-asian="10pt" style:font-size-complex="10pt"/>
    </style:style>
    <style:style style:name="T3_20" style:family="text">
      <style:text-properties fo:background-color="#ffffff" fo:color="#222222" fo:font-size="10pt" style:font-size-asian="10pt" style:font-size-complex="10pt"/>
    </style:style>
    <style:style style:name="T3_21" style:family="text">
      <style:text-properties fo:background-color="#ffffff" fo:color="#222222" fo:font-size="10pt" style:font-size-asian="10pt" style:font-size-complex="10pt"/>
    </style:style>
    <style:style style:name="T3_22" style:family="text">
      <style:text-properties fo:background-color="#ffffff" fo:color="#222222" fo:font-size="10pt" style:font-size-asian="10pt" style:font-size-complex="10pt"/>
    </style:style>
    <style:style style:name="T3_23" style:family="text">
      <style:text-properties fo:background-color="#ffffff" fo:color="#222222" fo:font-size="10pt" style:font-size-asian="10pt" style:font-size-complex="10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background-color="#ffffff" fo:color="#222222" fo:font-size="10pt" style:font-size-asian="10pt" style:font-size-complex="10pt"/>
    </style:style>
    <style:style style:name="T4_2" style:family="text">
      <style:text-properties fo:background-color="#ffffff" fo:color="#222222" fo:font-size="10pt" style:font-size-asian="10pt" style:font-size-complex="10pt"/>
    </style:style>
    <style:style style:name="T4_3" style:family="text">
      <style:text-properties fo:background-color="#ffffff" fo:color="#222222" fo:font-size="10pt" style:font-size-asian="10pt" style:font-size-complex="10pt"/>
    </style:style>
    <style:style style:name="T4_4" style:family="text">
      <style:text-properties fo:background-color="#ffffff" fo:color="#222222" fo:font-size="10pt" style:font-size-asian="10pt" style:font-size-complex="10pt"/>
    </style:style>
    <style:style style:name="T4_5" style:family="text">
      <style:text-properties fo:background-color="#ffffff" fo:color="#222222" fo:font-size="10pt" style:font-size-asian="10pt" style:font-size-complex="10pt"/>
    </style:style>
    <style:style style:name="T4_6" style:family="text">
      <style:text-properties fo:background-color="#ffffff" fo:color="#222222" fo:font-size="10pt" style:font-size-asian="10pt" style:font-size-complex="10pt"/>
    </style:style>
    <style:style style:name="P5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background-color="#ffffff" fo:color="#222222" fo:font-size="10pt" style:font-size-asian="10pt" style:font-size-complex="10pt"/>
    </style:style>
    <style:style style:name="T6_2" style:family="text">
      <style:text-properties fo:background-color="#ffffff" fo:color="#222222" fo:font-size="10pt" style:font-size-asian="10pt" style:font-size-complex="10pt"/>
    </style:style>
    <style:style style:name="T6_3" style:family="text">
      <style:text-properties fo:background-color="#ffffff" fo:color="#222222" fo:font-size="10pt" style:font-size-asian="10pt" style:font-size-complex="10pt"/>
    </style:style>
    <style:style style:name="T6_4" style:family="text">
      <style:text-properties fo:background-color="#ffffff" fo:color="#222222" fo:font-size="10pt" style:font-size-asian="10pt" style:font-size-complex="10pt"/>
    </style:style>
    <style:style style:name="T6_5" style:family="text">
      <style:text-properties fo:background-color="#ffffff" fo:color="#222222" fo:font-size="10pt" style:font-size-asian="10pt" style:font-size-complex="10pt"/>
    </style:style>
    <style:style style:name="T6_6" style:family="text">
      <style:text-properties fo:background-color="#ffffff" fo:color="#222222" fo:font-size="10pt" style:font-size-asian="10pt" style:font-size-complex="10pt"/>
    </style:style>
    <style:style style:name="T6_7" style:family="text">
      <style:text-properties fo:background-color="#ffffff" fo:color="#222222" fo:font-size="10pt" style:font-size-asian="10pt" style:font-size-complex="10pt"/>
    </style:style>
    <style:style style:name="T6_8" style:family="text">
      <style:text-properties fo:background-color="#ffffff" fo:color="#222222" fo:font-size="10pt" style:font-size-asian="10pt" style:font-size-complex="10pt"/>
    </style:style>
    <style:style style:name="T6_9" style:family="text">
      <style:text-properties fo:background-color="#ffffff" fo:color="#222222" fo:font-size="10pt" style:font-size-asian="10pt" style:font-size-complex="10pt"/>
    </style:style>
    <style:style style:name="T6_10" style:family="text">
      <style:text-properties fo:background-color="#ffffff" fo:color="#222222" fo:font-size="10pt" style:font-size-asian="10pt" style:font-size-complex="10pt"/>
    </style:style>
    <style:style style:name="T6_11" style:family="text">
      <style:text-properties fo:background-color="#ffffff" fo:color="#222222" fo:font-size="10pt" style:font-size-asian="10pt" style:font-size-complex="10pt"/>
    </style:style>
    <style:style style:name="T6_12" style:family="text">
      <style:text-properties fo:background-color="#ffffff" fo:color="#222222" fo:font-size="10pt" style:font-size-asian="10pt" style:font-size-complex="10pt"/>
    </style:style>
    <style:style style:name="T6_13" style:family="text">
      <style:text-properties fo:background-color="#ffffff" fo:color="#222222" fo:font-size="10pt" style:font-size-asian="10pt" style:font-size-complex="10pt"/>
    </style:style>
    <style:style style:name="T6_14" style:family="text">
      <style:text-properties fo:background-color="#ffffff" fo:color="#222222" fo:font-size="10pt" style:font-size-asian="10pt" style:font-size-complex="10pt"/>
    </style:style>
    <style:style style:name="T6_15" style:family="text">
      <style:text-properties fo:background-color="#ffffff" fo:color="#222222" fo:font-size="10pt" style:font-size-asian="10pt" style:font-size-complex="10pt"/>
    </style:style>
    <style:style style:name="T6_16" style:family="text">
      <style:text-properties fo:background-color="#ffffff" fo:color="#222222" fo:font-size="10pt" style:font-size-asian="10pt" style:font-size-complex="10pt"/>
    </style:style>
    <style:style style:name="T6_17" style:family="text">
      <style:text-properties fo:background-color="#ffffff" fo:color="#222222" fo:font-size="10pt" style:font-size-asian="10pt" style:font-size-complex="10pt"/>
    </style:style>
    <style:style style:name="T6_18" style:family="text">
      <style:text-properties fo:background-color="#ffffff" fo:color="#222222" fo:font-size="10pt" style:font-size-asian="10pt" style:font-size-complex="10pt"/>
    </style:style>
    <style:style style:name="T6_19" style:family="text">
      <style:text-properties fo:background-color="#ffffff" fo:color="#222222" fo:font-size="10pt" style:font-size-asian="10pt" style:font-size-complex="10pt"/>
    </style:style>
    <style:style style:name="T6_20" style:family="text">
      <style:text-properties fo:background-color="#ffffff" fo:color="#222222" fo:font-size="10pt" style:font-size-asian="10pt" style:font-size-complex="10pt"/>
    </style:style>
    <style:style style:name="T6_21" style:family="text">
      <style:text-properties fo:background-color="#ffffff" fo:color="#222222" fo:font-size="10pt" style:font-size-asian="10pt" style:font-size-complex="10pt"/>
    </style:style>
    <style:style style:name="T6_22" style:family="text">
      <style:text-properties fo:background-color="#ffffff" fo:color="#222222" fo:font-size="10pt" style:font-size-asian="10pt" style:font-size-complex="10pt"/>
    </style:style>
    <style:style style:name="T6_23" style:family="text">
      <style:text-properties fo:background-color="#ffffff" fo:color="#222222" fo:font-size="10pt" style:font-size-asian="10pt" style:font-size-complex="10pt"/>
    </style:style>
    <style:style style:name="T6_24" style:family="text">
      <style:text-properties fo:background-color="#ffffff" fo:color="#222222" fo:font-size="10pt" style:font-size-asian="10pt" style:font-size-complex="10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 fo:color="#222222" fo:font-size="10pt" style:font-size-asian="10pt" style:font-size-complex="10pt"/>
    </style:style>
    <style:style style:name="T7_2" style:family="text">
      <style:text-properties fo:background-color="#ffffff" fo:color="#222222" fo:font-size="10pt" style:font-size-asian="10pt" style:font-size-complex="10pt"/>
    </style:style>
    <style:style style:name="T7_3" style:family="text">
      <style:text-properties fo:background-color="#ffffff" fo:color="#222222" fo:font-size="10pt" style:font-size-asian="10pt" style:font-size-complex="10pt"/>
    </style:style>
    <style:style style:name="T7_4" style:family="text">
      <style:text-properties fo:background-color="#ffffff" fo:color="#222222" fo:font-size="10pt" style:font-size-asian="10pt" style:font-size-complex="10pt"/>
    </style:style>
    <style:style style:name="T7_5" style:family="text">
      <style:text-properties fo:background-color="#ffffff" fo:color="#222222" fo:font-size="10pt" style:font-size-asian="10pt" style:font-size-complex="10pt"/>
    </style:style>
    <style:style style:name="T7_6" style:family="text">
      <style:text-properties fo:background-color="#ffffff" fo:color="#222222" fo:font-size="10pt" style:font-size-asian="10pt" style:font-size-complex="10pt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 fo:color="#222222" fo:font-size="10pt" style:font-size-asian="10pt" style:font-size-complex="10pt"/>
    </style:style>
    <style:style style:name="T9_2" style:family="text">
      <style:text-properties fo:background-color="#ffffff" fo:color="#222222" fo:font-size="10pt" style:font-size-asian="10pt" style:font-size-complex="10pt"/>
    </style:style>
    <style:style style:name="T9_3" style:family="text">
      <style:text-properties fo:background-color="#ffffff" fo:color="#222222" fo:font-size="10pt" style:font-size-asian="10pt" style:font-size-complex="10pt"/>
    </style:style>
    <style:style style:name="T9_4" style:family="text">
      <style:text-properties fo:background-color="#ffffff" fo:color="#222222" fo:font-size="10pt" style:font-size-asian="10pt" style:font-size-complex="10pt"/>
    </style:style>
    <style:style style:name="T9_5" style:family="text">
      <style:text-properties fo:background-color="#ffffff" fo:color="#222222" fo:font-size="10pt" style:font-size-asian="10pt" style:font-size-complex="10pt"/>
    </style:style>
    <style:style style:name="T9_6" style:family="text">
      <style:text-properties fo:background-color="#ffffff" fo:color="#222222" fo:font-size="10pt" style:font-size-asian="10pt" style:font-size-complex="10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3" style:family="text"/>
    <style:style style:name="T10_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5" style:family="text"/>
    <style:style style:name="T10_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7" style:family="text"/>
    <style:style style:name="T10_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9" style:family="text"/>
    <style:style style:name="T10_1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11" style:family="text"/>
    <style:style style:name="T10_1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13" style:family="text"/>
    <style:style style:name="T10_1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15" style:family="text"/>
    <style:style style:name="T10_1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17" style:family="text"/>
    <style:style style:name="T10_1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19" style:family="text"/>
    <style:style style:name="T10_2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21" style:family="text"/>
    <style:style style:name="T10_2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23" style:family="text"/>
    <style:style style:name="T10_2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25" style:family="text"/>
    <style:style style:name="T10_2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27" style:family="text"/>
    <style:style style:name="T10_2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29" style:family="text"/>
    <style:style style:name="T10_3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31" style:family="text"/>
    <style:style style:name="T10_3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33" style:family="text"/>
    <style:style style:name="T10_3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35" style:family="text"/>
    <style:style style:name="T10_3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37" style:family="text"/>
    <style:style style:name="T10_3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39" style:family="text"/>
    <style:style style:name="T10_4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41" style:family="text"/>
    <style:style style:name="T10_4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43" style:family="text"/>
    <style:style style:name="T10_4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45" style:family="text"/>
    <style:style style:name="T10_4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47" style:family="text"/>
    <style:style style:name="T10_4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49" style:family="text"/>
    <style:style style:name="T10_5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51" style:family="text"/>
    <style:style style:name="T10_5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53" style:family="text"/>
    <style:style style:name="T10_5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55" style:family="text"/>
    <style:style style:name="T10_5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57" style:family="text"/>
    <style:style style:name="T10_5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59" style:family="text"/>
    <style:style style:name="T10_6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_61" style:family="text"/>
    <style:style style:name="T10_6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background-color="#ffffff" fo:color="#222222" fo:font-size="10pt" style:font-size-asian="10pt" style:font-size-complex="10pt"/>
    </style:style>
    <style:style style:name="T12_2" style:family="text">
      <style:text-properties fo:background-color="#ffffff" fo:color="#222222" fo:font-size="10pt" style:font-size-asian="10pt" style:font-size-complex="10pt"/>
    </style:style>
    <style:style style:name="T12_3" style:family="text">
      <style:text-properties fo:background-color="#ffffff" fo:color="#222222" fo:font-size="10pt" style:font-size-asian="10pt" style:font-size-complex="10pt"/>
    </style:style>
    <style:style style:name="T12_4" style:family="text">
      <style:text-properties fo:background-color="#ffffff" fo:color="#222222" fo:font-size="10pt" style:font-size-asian="10pt" style:font-size-complex="10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 fo:color="#222222" fo:font-size="10pt" style:font-size-asian="10pt" style:font-size-complex="10pt"/>
    </style:style>
    <style:style style:name="T13_2" style:family="text">
      <style:text-properties fo:background-color="#ffffff" fo:color="#222222" fo:font-size="10pt" style:font-size-asian="10pt" style:font-size-complex="10pt"/>
    </style:style>
    <style:style style:name="T13_3" style:family="text">
      <style:text-properties fo:background-color="#ffffff" fo:color="#222222" fo:font-size="10pt" style:font-size-asian="10pt" style:font-size-complex="10pt"/>
    </style:style>
    <style:style style:name="T13_4" style:family="text">
      <style:text-properties fo:background-color="#ffffff" fo:color="#222222" fo:font-size="10pt" style:font-size-asian="10pt" style:font-size-complex="10pt"/>
    </style:style>
    <style:style style:name="T13_5" style:family="text">
      <style:text-properties fo:background-color="#ffffff" fo:color="#222222" fo:font-size="10pt" style:font-size-asian="10pt" style:font-size-complex="10pt"/>
    </style:style>
    <style:style style:name="T13_6" style:family="text">
      <style:text-properties fo:background-color="#ffffff" fo:color="#222222" fo:font-size="10pt" style:font-size-asian="10pt" style:font-size-complex="10pt"/>
    </style:style>
    <style:style style:name="T13_7" style:family="text">
      <style:text-properties fo:background-color="#ffffff" fo:color="#222222" fo:font-size="10pt" style:font-size-asian="10pt" style:font-size-complex="10pt"/>
    </style:style>
    <style:style style:name="T13_8" style:family="text">
      <style:text-properties fo:background-color="#ffffff" fo:color="#222222" fo:font-size="10pt" style:font-size-asian="10pt" style:font-size-complex="10pt"/>
    </style:style>
    <style:style style:name="T13_9" style:family="text">
      <style:text-properties fo:background-color="#ffffff" fo:color="#222222" fo:font-size="10pt" style:font-size-asian="10pt" style:font-size-complex="10pt"/>
    </style:style>
    <style:style style:name="T13_10" style:family="text">
      <style:text-properties fo:background-color="#ffffff" fo:color="#222222" fo:font-size="10pt" style:font-size-asian="10pt" style:font-size-complex="10pt"/>
    </style:style>
    <style:style style:name="T13_11" style:family="text">
      <style:text-properties fo:background-color="#ffffff" fo:color="#222222" fo:font-size="10pt" style:font-size-asian="10pt" style:font-size-complex="10pt"/>
    </style:style>
    <style:style style:name="T13_12" style:family="text">
      <style:text-properties fo:background-color="#ffffff" fo:color="#222222" fo:font-size="10pt" style:font-size-asian="10pt" style:font-size-complex="10pt"/>
    </style:style>
    <style:style style:name="T13_13" style:family="text">
      <style:text-properties fo:background-color="#ffffff" fo:color="#222222" fo:font-size="10pt" style:font-size-asian="10pt" style:font-size-complex="10pt"/>
    </style:style>
    <style:style style:name="T13_14" style:family="text">
      <style:text-properties fo:background-color="#ffffff" fo:color="#222222" fo:font-size="10pt" style:font-size-asian="10pt" style:font-size-complex="10pt"/>
    </style:style>
    <style:style style:name="T13_15" style:family="text">
      <style:text-properties fo:background-color="#ffffff" fo:color="#222222" fo:font-size="10pt" style:font-size-asian="10pt" style:font-size-complex="10pt"/>
    </style:style>
    <style:style style:name="T13_16" style:family="text">
      <style:text-properties fo:background-color="#ffffff" fo:color="#222222" fo:font-size="10pt" style:font-size-asian="10pt" style:font-size-complex="10pt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 fo:color="#222222" fo:font-size="10pt" style:font-size-asian="10pt" style:font-size-complex="10pt"/>
    </style:style>
    <style:style style:name="T15_2" style:family="text">
      <style:text-properties fo:background-color="#ffffff" fo:color="#222222" fo:font-size="10pt" style:font-size-asian="10pt" style:font-size-complex="10pt"/>
    </style:style>
    <style:style style:name="T15_3" style:family="text">
      <style:text-properties fo:background-color="#ffffff" fo:color="#222222" fo:font-size="10pt" style:font-size-asian="10pt" style:font-size-complex="10pt"/>
    </style:style>
    <style:style style:name="T15_4" style:family="text">
      <style:text-properties fo:background-color="#ffffff" fo:color="#222222" fo:font-size="10pt" style:font-size-asian="10pt" style:font-size-complex="10pt"/>
    </style:style>
    <style:style style:name="T15_5" style:family="text">
      <style:text-properties fo:background-color="#ffffff" fo:color="#222222" fo:font-size="10pt" style:font-size-asian="10pt" style:font-size-complex="10pt"/>
    </style:style>
    <style:style style:name="T15_6" style:family="text">
      <style:text-properties fo:background-color="#ffffff" fo:color="#222222" fo:font-size="10pt" style:font-size-asian="10pt" style:font-size-complex="10pt"/>
    </style:style>
    <style:style style:name="T15_7" style:family="text">
      <style:text-properties fo:background-color="#ffffff" fo:color="#222222" fo:font-size="10pt" style:font-size-asian="10pt" style:font-size-complex="10pt"/>
    </style:style>
    <style:style style:name="T15_8" style:family="text">
      <style:text-properties fo:background-color="#ffffff" fo:color="#222222" fo:font-size="10pt" style:font-size-asian="10pt" style:font-size-complex="10pt"/>
    </style:style>
    <style:style style:name="T15_9" style:family="text">
      <style:text-properties fo:background-color="#ffffff" fo:color="#222222" fo:font-size="10pt" style:font-size-asian="10pt" style:font-size-complex="10pt"/>
    </style:style>
    <style:style style:name="T15_10" style:family="text">
      <style:text-properties fo:background-color="#ffffff" fo:color="#222222" fo:font-size="10pt" style:font-size-asian="10pt" style:font-size-complex="10pt"/>
    </style:style>
    <style:style style:name="T15_11" style:family="text">
      <style:text-properties fo:background-color="#ffffff" fo:color="#222222" fo:font-size="10pt" style:font-size-asian="10pt" style:font-size-complex="10pt"/>
    </style:style>
    <style:style style:name="T15_12" style:family="text">
      <style:text-properties fo:background-color="#ffffff" fo:color="#222222" fo:font-size="10pt" style:font-size-asian="10pt" style:font-size-complex="10pt"/>
    </style:style>
    <style:style style:name="T15_13" style:family="text">
      <style:text-properties fo:background-color="#ffffff" fo:color="#222222" fo:font-size="10pt" style:font-size-asian="10pt" style:font-size-complex="10pt"/>
    </style:style>
    <style:style style:name="T15_14" style:family="text">
      <style:text-properties fo:background-color="#ffffff" fo:color="#222222" fo:font-size="10pt" style:font-size-asian="10pt" style:font-size-complex="10pt"/>
    </style:style>
    <style:style style:name="T15_15" style:family="text">
      <style:text-properties fo:background-color="#ffffff" fo:color="#222222" fo:font-size="10pt" style:font-size-asian="10pt" style:font-size-complex="10pt"/>
    </style:style>
    <style:style style:name="T15_16" style:family="text">
      <style:text-properties fo:background-color="#ffffff" fo:color="#222222" fo:font-size="10pt" style:font-size-asian="10pt" style:font-size-complex="10pt"/>
    </style:style>
    <style:style style:name="T15_17" style:family="text">
      <style:text-properties fo:background-color="#ffffff" fo:color="#222222" fo:font-size="10pt" style:font-size-asian="10pt" style:font-size-complex="10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background-color="#ffffff" fo:color="#222222" fo:font-size="10pt" style:font-size-asian="10pt" style:font-size-complex="10pt"/>
    </style:style>
    <style:style style:name="T16_2" style:family="text">
      <style:text-properties fo:background-color="#ffffff" fo:color="#222222" fo:font-size="10pt" style:font-size-asian="10pt" style:font-size-complex="10pt"/>
    </style:style>
    <style:style style:name="T16_3" style:family="text">
      <style:text-properties fo:background-color="#ffffff" fo:color="#222222" fo:font-size="10pt" style:font-size-asian="10pt" style:font-size-complex="10pt"/>
    </style:style>
    <style:style style:name="T16_4" style:family="text">
      <style:text-properties fo:background-color="#ffffff" fo:color="#222222" fo:font-size="10pt" style:font-size-asian="10pt" style:font-size-complex="10pt"/>
    </style:style>
    <style:style style:name="T16_5" style:family="text">
      <style:text-properties fo:background-color="#ffffff" fo:color="#222222" fo:font-size="10pt" style:font-size-asian="10pt" style:font-size-complex="10pt"/>
    </style:style>
    <style:style style:name="T16_6" style:family="text">
      <style:text-properties fo:background-color="#ffffff" fo:color="#222222" fo:font-size="10pt" style:font-size-asian="10pt" style:font-size-complex="10pt"/>
    </style:style>
    <style:style style:name="T16_7" style:family="text">
      <style:text-properties fo:background-color="#ffffff" fo:color="#222222" fo:font-size="10pt" style:font-size-asian="10pt" style:font-size-complex="10pt"/>
    </style:style>
    <style:style style:name="T16_8" style:family="text">
      <style:text-properties fo:background-color="#ffffff" fo:color="#222222" fo:font-size="10pt" style:font-size-asian="10pt" style:font-size-complex="10pt"/>
    </style:style>
    <style:style style:name="T16_9" style:family="text">
      <style:text-properties fo:background-color="#ffffff" fo:color="#222222" fo:font-size="10pt" style:font-size-asian="10pt" style:font-size-complex="10pt"/>
    </style:style>
    <style:style style:name="T16_10" style:family="text">
      <style:text-properties fo:background-color="#ffffff" fo:color="#222222" fo:font-size="10pt" style:font-size-asian="10pt" style:font-size-complex="10pt"/>
    </style:style>
    <style:style style:name="T16_11" style:family="text">
      <style:text-properties fo:background-color="#ffffff" fo:color="#222222" fo:font-size="10pt" style:font-size-asian="10pt" style:font-size-complex="10pt"/>
    </style:style>
    <style:style style:name="T16_12" style:family="text">
      <style:text-properties fo:background-color="#ffffff" fo:color="#222222" fo:font-size="10pt" style:font-size-asian="10pt" style:font-size-complex="10pt"/>
    </style:style>
    <style:style style:name="P17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background-color="#ffffff" fo:color="#222222" fo:font-size="10pt" style:font-size-asian="10pt" style:font-size-complex="10pt"/>
    </style:style>
    <style:style style:name="T18_2" style:family="text">
      <style:text-properties fo:background-color="#ffffff" fo:color="#222222" fo:font-size="10pt" style:font-size-asian="10pt" style:font-size-complex="10pt"/>
    </style:style>
    <style:style style:name="T18_3" style:family="text">
      <style:text-properties fo:background-color="#ffffff" fo:color="#222222" fo:font-size="10pt" style:font-size-asian="10pt" style:font-size-complex="10pt"/>
    </style:style>
    <style:style style:name="T18_4" style:family="text">
      <style:text-properties fo:background-color="#ffffff" fo:color="#222222" fo:font-size="10pt" style:font-size-asian="10pt" style:font-size-complex="10pt"/>
    </style:style>
    <style:style style:name="T18_5" style:family="text">
      <style:text-properties fo:background-color="#ffffff" fo:color="#222222" fo:font-size="10pt" style:font-size-asian="10pt" style:font-size-complex="10pt"/>
    </style:style>
    <style:style style:name="T18_6" style:family="text">
      <style:text-properties fo:background-color="#ffffff" fo:color="#222222" fo:font-size="10pt" style:font-size-asian="10pt" style:font-size-complex="10pt"/>
    </style:style>
    <style:style style:name="T18_7" style:family="text">
      <style:text-properties fo:background-color="#ffffff" fo:color="#222222" fo:font-size="10pt" style:font-size-asian="10pt" style:font-size-complex="10pt"/>
    </style:style>
    <style:style style:name="T18_8" style:family="text">
      <style:text-properties fo:background-color="#ffffff" fo:color="#222222" fo:font-size="10pt" style:font-size-asian="10pt" style:font-size-complex="10pt"/>
    </style:style>
    <style:style style:name="T18_9" style:family="text">
      <style:text-properties fo:background-color="#ffffff" fo:color="#222222" fo:font-size="10pt" style:font-size-asian="10pt" style:font-size-complex="10pt"/>
    </style:style>
    <style:style style:name="T18_10" style:family="text">
      <style:text-properties fo:background-color="#ffffff" fo:color="#222222" fo:font-size="10pt" style:font-size-asian="10pt" style:font-size-complex="10pt"/>
    </style:style>
    <style:style style:name="T18_11" style:family="text">
      <style:text-properties fo:background-color="#ffffff" fo:color="#222222" fo:font-size="10pt" style:font-size-asian="10pt" style:font-size-complex="10pt"/>
    </style:style>
    <style:style style:name="T18_12" style:family="text">
      <style:text-properties fo:background-color="#ffffff" fo:color="#222222" fo:font-size="10pt" style:font-size-asian="10pt" style:font-size-complex="10pt"/>
    </style:style>
    <style:style style:name="T18_13" style:family="text">
      <style:text-properties fo:background-color="#ffffff" fo:color="#222222" fo:font-size="10pt" style:font-size-asian="10pt" style:font-size-complex="10pt"/>
    </style:style>
    <style:style style:name="T18_14" style:family="text">
      <style:text-properties fo:background-color="#ffffff" fo:color="#222222" fo:font-size="10pt" style:font-size-asian="10pt" style:font-size-complex="10pt"/>
    </style:style>
    <style:style style:name="T18_15" style:family="text">
      <style:text-properties fo:background-color="#ffffff" fo:color="#222222" fo:font-size="10pt" style:font-size-asian="10pt" style:font-size-complex="10pt"/>
    </style:style>
    <style:style style:name="T18_16" style:family="text">
      <style:text-properties fo:background-color="#ffffff" fo:color="#222222" fo:font-size="10pt" style:font-size-asian="10pt" style:font-size-complex="10pt"/>
    </style:style>
    <style:style style:name="T18_17" style:family="text">
      <style:text-properties fo:background-color="#ffffff" fo:color="#222222" fo:font-size="10pt" style:font-size-asian="10pt" style:font-size-complex="10pt"/>
    </style:style>
    <style:style style:name="T18_18" style:family="text">
      <style:text-properties fo:background-color="#ffffff" fo:color="#222222" fo:font-size="10pt" style:font-size-asian="10pt" style:font-size-complex="10pt"/>
    </style:style>
    <style:style style:name="T18_19" style:family="text">
      <style:text-properties fo:background-color="#ffffff" fo:color="#222222" fo:font-size="10pt" style:font-size-asian="10pt" style:font-size-complex="10pt"/>
    </style:style>
    <style:style style:name="T18_20" style:family="text">
      <style:text-properties fo:background-color="#ffffff" fo:color="#222222" fo:font-size="10pt" style:font-size-asian="10pt" style:font-size-complex="10pt"/>
    </style:style>
    <style:style style:name="T18_21" style:family="text">
      <style:text-properties fo:background-color="#ffffff" fo:color="#222222" fo:font-size="10pt" style:font-size-asian="10pt" style:font-size-complex="10pt"/>
    </style:style>
    <style:style style:name="T18_22" style:family="text">
      <style:text-properties fo:background-color="#ffffff" fo:color="#222222" fo:font-size="10pt" style:font-size-asian="10pt" style:font-size-complex="10pt"/>
    </style:style>
    <style:style style:name="P19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background-color="#ffffff" fo:color="#222222" fo:font-size="10pt" style:font-size-asian="10pt" style:font-size-complex="10pt"/>
    </style:style>
  </office:automatic-styles>
  <office:body>
    <office:text>
      <text:p text:style-name="P1"><text:span text:style-name="T1_1">1.<text:s/></text:span><text:span text:style-name="T1_2">Address</text:span><text:span text:style-name="T1_3"><text:s/></text:span><text:span text:style-name="T1_4">board</text:span><text:span text:style-name="T1_5"><text:s/></text:span><text:span text:style-name="T1_6">membership</text:span><text:span text:style-name="T1_7"><text:s/></text:span><text:span text:style-name="T1_8">oversight</text:span><text:span text:style-name="T1_9"><text:s/>-<text:s/></text:span><text:span text:style-name="T1_10">I</text:span><text:span text:style-name="T1_11"><text:s/></text:span><text:span text:style-name="T1_12">had</text:span><text:span text:style-name="T1_13"><text:s/></text:span><text:span text:style-name="T1_14">assumed</text:span><text:span text:style-name="T1_15"><text:s/></text:span><text:span text:style-name="T1_16">that</text:span><text:span text:style-name="T1_17"><text:s/></text:span><text:span text:style-name="T1_18">the</text:span></text:p>
      <text:p text:style-name="P2"><text:span text:style-name="T2_1">treasurer</text:span><text:span text:style-name="T2_2"><text:s/></text:span><text:span text:style-name="T2_3">and</text:span><text:span text:style-name="T2_4"><text:s/></text:span><text:span text:style-name="T2_5">secretary</text:span><text:span text:style-name="T2_6"><text:s/></text:span><text:span text:style-name="T2_7">were</text:span><text:span text:style-name="T2_8"><text:s/></text:span><text:span text:style-name="T2_9">automatically</text:span><text:span text:style-name="T2_10"><text:s/></text:span><text:span text:style-name="T2_11">on</text:span><text:span text:style-name="T2_12"><text:s/></text:span><text:span text:style-name="T2_13">the</text:span><text:span text:style-name="T2_14"><text:s/></text:span><text:span text:style-name="T2_15">board</text:span><text:span text:style-name="T2_16">,<text:s/></text:span><text:span text:style-name="T2_17">but</text:span><text:span text:style-name="T2_18"><text:s/></text:span><text:span text:style-name="T2_19">as</text:span><text:span text:style-name="T2_20"><text:s/></text:span><text:span text:style-name="T2_21">it</text:span></text:p>
      <text:p text:style-name="P3"><text:span text:style-name="T3_1">stands</text:span><text:span text:style-name="T3_2">,<text:s/></text:span><text:span text:style-name="T3_3">technically</text:span><text:span text:style-name="T3_4"><text:s/></text:span><text:span text:style-name="T3_5">Abihkesh</text:span><text:span text:style-name="T3_6"><text:s/></text:span><text:span text:style-name="T3_7">and</text:span><text:span text:style-name="T3_8"><text:s/></text:span><text:span text:style-name="T3_9">Evan</text:span><text:span text:style-name="T3_10"><text:s/></text:span><text:span text:style-name="T3_11">are</text:span><text:span text:style-name="T3_12"><text:s/></text:span><text:span text:style-name="T3_13">not</text:span><text:span text:style-name="T3_14"><text:s/></text:span><text:span text:style-name="T3_15">on</text:span><text:span text:style-name="T3_16"><text:s/></text:span><text:span text:style-name="T3_17">the</text:span><text:span text:style-name="T3_18"><text:s/></text:span><text:span text:style-name="T3_19">board</text:span><text:span text:style-name="T3_20">,<text:s/></text:span><text:span text:style-name="T3_21">I</text:span><text:span text:style-name="T3_22"><text:s/></text:span><text:span text:style-name="T3_23">think</text:span></text:p>
      <text:p text:style-name="P4"><text:span text:style-name="T4_1">they</text:span><text:span text:style-name="T4_2"><text:s/></text:span><text:span text:style-name="T4_3">should</text:span><text:span text:style-name="T4_4"><text:s/></text:span><text:span text:style-name="T4_5">be</text:span><text:span text:style-name="T4_6">.</text:span></text:p>
      <text:p text:style-name="P5"/>
      <text:p text:style-name="P6"><text:span text:style-name="T6_1">2.<text:s/></text:span><text:span text:style-name="T6_2">Report</text:span><text:span text:style-name="T6_3"><text:s/></text:span><text:span text:style-name="T6_4">on</text:span><text:span text:style-name="T6_5"><text:s/></text:span><text:span text:style-name="T6_6">SVB</text:span><text:span text:style-name="T6_7"><text:s/></text:span><text:span text:style-name="T6_8">and</text:span><text:span text:style-name="T6_9"><text:s/></text:span><text:span text:style-name="T6_10">switch</text:span><text:span text:style-name="T6_11"><text:s/></text:span><text:span text:style-name="T6_12">to</text:span><text:span text:style-name="T6_13"><text:s/></text:span><text:span text:style-name="T6_14">Regents</text:span><text:span text:style-name="T6_15"><text:s/></text:span><text:span text:style-name="T6_16">Bank</text:span><text:span text:style-name="T6_17">,<text:s/></text:span><text:span text:style-name="T6_18">Authorization</text:span><text:span text:style-name="T6_19"><text:s/></text:span><text:span text:style-name="T6_20">to</text:span><text:span text:style-name="T6_21"><text:s/></text:span><text:span text:style-name="T6_22">get</text:span><text:span text:style-name="T6_23"><text:s/></text:span><text:span text:style-name="T6_24">an</text:span></text:p>
      <text:p text:style-name="P7"><text:span text:style-name="T7_1">account</text:span><text:span text:style-name="T7_2"><text:s/></text:span><text:span text:style-name="T7_3">through</text:span><text:span text:style-name="T7_4"><text:s/></text:span><text:span text:style-name="T7_5">Regents</text:span><text:span text:style-name="T7_6">.</text:span></text:p>
      <text:p text:style-name="P8"/>
      <text:p text:style-name="P9"><text:span text:style-name="T9_1">3.<text:s/></text:span><text:span text:style-name="T9_2">Amendments</text:span><text:span text:style-name="T9_3"><text:s/></text:span><text:span text:style-name="T9_4">to</text:span><text:span text:style-name="T9_5"><text:s/></text:span><text:span text:style-name="T9_6">Bylaws</text:span></text:p>
      <text:p text:style-name="P10"><text:span text:style-name="T10_1"><text:a xlink:type="simple" xlink:href="https://docs.google.com/document/d/1r0nY0HKma7c1KIGWjn_WKgs2d6FphYLD6vnMnXQCoD0/edit"><text:span text:style-name="T10_2">https</text:span></text:a></text:span><text:span text:style-name="T10_3"><text:a xlink:type="simple" xlink:href="https://docs.google.com/document/d/1r0nY0HKma7c1KIGWjn_WKgs2d6FphYLD6vnMnXQCoD0/edit"><text:span text:style-name="T10_4">://</text:span></text:a></text:span><text:span text:style-name="T10_5"><text:a xlink:type="simple" xlink:href="https://docs.google.com/document/d/1r0nY0HKma7c1KIGWjn_WKgs2d6FphYLD6vnMnXQCoD0/edit"><text:span text:style-name="T10_6">docs</text:span></text:a></text:span><text:span text:style-name="T10_7"><text:a xlink:type="simple" xlink:href="https://docs.google.com/document/d/1r0nY0HKma7c1KIGWjn_WKgs2d6FphYLD6vnMnXQCoD0/edit"><text:span text:style-name="T10_8">.</text:span></text:a></text:span><text:span text:style-name="T10_9"><text:a xlink:type="simple" xlink:href="https://docs.google.com/document/d/1r0nY0HKma7c1KIGWjn_WKgs2d6FphYLD6vnMnXQCoD0/edit"><text:span text:style-name="T10_10">google</text:span></text:a></text:span><text:span text:style-name="T10_11"><text:a xlink:type="simple" xlink:href="https://docs.google.com/document/d/1r0nY0HKma7c1KIGWjn_WKgs2d6FphYLD6vnMnXQCoD0/edit"><text:span text:style-name="T10_12">.</text:span></text:a></text:span><text:span text:style-name="T10_13"><text:a xlink:type="simple" xlink:href="https://docs.google.com/document/d/1r0nY0HKma7c1KIGWjn_WKgs2d6FphYLD6vnMnXQCoD0/edit"><text:span text:style-name="T10_14">com</text:span></text:a></text:span><text:span text:style-name="T10_15"><text:a xlink:type="simple" xlink:href="https://docs.google.com/document/d/1r0nY0HKma7c1KIGWjn_WKgs2d6FphYLD6vnMnXQCoD0/edit"><text:span text:style-name="T10_16">/</text:span></text:a></text:span><text:span text:style-name="T10_17"><text:a xlink:type="simple" xlink:href="https://docs.google.com/document/d/1r0nY0HKma7c1KIGWjn_WKgs2d6FphYLD6vnMnXQCoD0/edit"><text:span text:style-name="T10_18">document</text:span></text:a></text:span><text:span text:style-name="T10_19"><text:a xlink:type="simple" xlink:href="https://docs.google.com/document/d/1r0nY0HKma7c1KIGWjn_WKgs2d6FphYLD6vnMnXQCoD0/edit"><text:span text:style-name="T10_20">/</text:span></text:a></text:span><text:span text:style-name="T10_21"><text:a xlink:type="simple" xlink:href="https://docs.google.com/document/d/1r0nY0HKma7c1KIGWjn_WKgs2d6FphYLD6vnMnXQCoD0/edit"><text:span text:style-name="T10_22">d</text:span></text:a></text:span><text:span text:style-name="T10_23"><text:a xlink:type="simple" xlink:href="https://docs.google.com/document/d/1r0nY0HKma7c1KIGWjn_WKgs2d6FphYLD6vnMnXQCoD0/edit"><text:span text:style-name="T10_24">/1</text:span></text:a></text:span><text:span text:style-name="T10_25"><text:a xlink:type="simple" xlink:href="https://docs.google.com/document/d/1r0nY0HKma7c1KIGWjn_WKgs2d6FphYLD6vnMnXQCoD0/edit"><text:span text:style-name="T10_26">r</text:span></text:a></text:span><text:span text:style-name="T10_27"><text:a xlink:type="simple" xlink:href="https://docs.google.com/document/d/1r0nY0HKma7c1KIGWjn_WKgs2d6FphYLD6vnMnXQCoD0/edit"><text:span text:style-name="T10_28">0</text:span></text:a></text:span><text:span text:style-name="T10_29"><text:a xlink:type="simple" xlink:href="https://docs.google.com/document/d/1r0nY0HKma7c1KIGWjn_WKgs2d6FphYLD6vnMnXQCoD0/edit"><text:span text:style-name="T10_30">nY</text:span></text:a></text:span><text:span text:style-name="T10_31"><text:a xlink:type="simple" xlink:href="https://docs.google.com/document/d/1r0nY0HKma7c1KIGWjn_WKgs2d6FphYLD6vnMnXQCoD0/edit"><text:span text:style-name="T10_32">0</text:span></text:a></text:span><text:span text:style-name="T10_33"><text:a xlink:type="simple" xlink:href="https://docs.google.com/document/d/1r0nY0HKma7c1KIGWjn_WKgs2d6FphYLD6vnMnXQCoD0/edit"><text:span text:style-name="T10_34">HKma</text:span></text:a></text:span><text:span text:style-name="T10_35"><text:a xlink:type="simple" xlink:href="https://docs.google.com/document/d/1r0nY0HKma7c1KIGWjn_WKgs2d6FphYLD6vnMnXQCoD0/edit"><text:span text:style-name="T10_36">7</text:span></text:a></text:span><text:span text:style-name="T10_37"><text:a xlink:type="simple" xlink:href="https://docs.google.com/document/d/1r0nY0HKma7c1KIGWjn_WKgs2d6FphYLD6vnMnXQCoD0/edit"><text:span text:style-name="T10_38">c</text:span></text:a></text:span><text:span text:style-name="T10_39"><text:a xlink:type="simple" xlink:href="https://docs.google.com/document/d/1r0nY0HKma7c1KIGWjn_WKgs2d6FphYLD6vnMnXQCoD0/edit"><text:span text:style-name="T10_40">1</text:span></text:a></text:span><text:span text:style-name="T10_41"><text:a xlink:type="simple" xlink:href="https://docs.google.com/document/d/1r0nY0HKma7c1KIGWjn_WKgs2d6FphYLD6vnMnXQCoD0/edit"><text:span text:style-name="T10_42">KIGWjn</text:span></text:a></text:span><text:span text:style-name="T10_43"><text:a xlink:type="simple" xlink:href="https://docs.google.com/document/d/1r0nY0HKma7c1KIGWjn_WKgs2d6FphYLD6vnMnXQCoD0/edit"><text:span text:style-name="T10_44">_</text:span></text:a></text:span><text:span text:style-name="T10_45"><text:a xlink:type="simple" xlink:href="https://docs.google.com/document/d/1r0nY0HKma7c1KIGWjn_WKgs2d6FphYLD6vnMnXQCoD0/edit"><text:span text:style-name="T10_46">WKgs</text:span></text:a></text:span><text:span text:style-name="T10_47"><text:a xlink:type="simple" xlink:href="https://docs.google.com/document/d/1r0nY0HKma7c1KIGWjn_WKgs2d6FphYLD6vnMnXQCoD0/edit"><text:span text:style-name="T10_48">2</text:span></text:a></text:span><text:span text:style-name="T10_49"><text:a xlink:type="simple" xlink:href="https://docs.google.com/document/d/1r0nY0HKma7c1KIGWjn_WKgs2d6FphYLD6vnMnXQCoD0/edit"><text:span text:style-name="T10_50">d</text:span></text:a></text:span><text:span text:style-name="T10_51"><text:a xlink:type="simple" xlink:href="https://docs.google.com/document/d/1r0nY0HKma7c1KIGWjn_WKgs2d6FphYLD6vnMnXQCoD0/edit"><text:span text:style-name="T10_52">6</text:span></text:a></text:span><text:span text:style-name="T10_53"><text:a xlink:type="simple" xlink:href="https://docs.google.com/document/d/1r0nY0HKma7c1KIGWjn_WKgs2d6FphYLD6vnMnXQCoD0/edit"><text:span text:style-name="T10_54">FphYLD</text:span></text:a></text:span><text:span text:style-name="T10_55"><text:a xlink:type="simple" xlink:href="https://docs.google.com/document/d/1r0nY0HKma7c1KIGWjn_WKgs2d6FphYLD6vnMnXQCoD0/edit"><text:span text:style-name="T10_56">6</text:span></text:a></text:span><text:span text:style-name="T10_57"><text:a xlink:type="simple" xlink:href="https://docs.google.com/document/d/1r0nY0HKma7c1KIGWjn_WKgs2d6FphYLD6vnMnXQCoD0/edit"><text:span text:style-name="T10_58">vnMnXQCoD</text:span></text:a></text:span><text:span text:style-name="T10_59"><text:a xlink:type="simple" xlink:href="https://docs.google.com/document/d/1r0nY0HKma7c1KIGWjn_WKgs2d6FphYLD6vnMnXQCoD0/edit"><text:span text:style-name="T10_60">0/</text:span></text:a></text:span><text:span text:style-name="T10_61"><text:a xlink:type="simple" xlink:href="https://docs.google.com/document/d/1r0nY0HKma7c1KIGWjn_WKgs2d6FphYLD6vnMnXQCoD0/edit"><text:span text:style-name="T10_62">edit</text:span></text:a></text:span></text:p>
      <text:p text:style-name="P11"/>
      <text:p text:style-name="P12"><text:span text:style-name="T12_1">4.<text:s/></text:span><text:span text:style-name="T12_2">Form</text:span><text:span text:style-name="T12_3"><text:s/>1023<text:s/></text:span><text:span text:style-name="T12_4">documents</text:span></text:p>
      <text:p text:style-name="P13"><text:span text:style-name="T13_1">I</text:span><text:span text:style-name="T13_2"><text:s/></text:span><text:span text:style-name="T13_3">will</text:span><text:span text:style-name="T13_4"><text:s/></text:span><text:span text:style-name="T13_5">circulate</text:span><text:span text:style-name="T13_6"><text:s/></text:span><text:span text:style-name="T13_7">a</text:span><text:span text:style-name="T13_8"><text:s/></text:span><text:span text:style-name="T13_9">draft</text:span><text:span text:style-name="T13_10"><text:s/></text:span><text:span text:style-name="T13_11">before</text:span><text:span text:style-name="T13_12"><text:s/></text:span><text:span text:style-name="T13_13">tuesday</text:span><text:span text:style-name="T13_14"><text:s/></text:span><text:span text:style-name="T13_15">morning</text:span><text:span text:style-name="T13_16">.</text:span></text:p>
      <text:p text:style-name="P14"/>
      <text:p text:style-name="P15"><text:span text:style-name="T15_1">5.<text:s/></text:span><text:span text:style-name="T15_2">Discussion</text:span><text:span text:style-name="T15_3"><text:s/></text:span><text:span text:style-name="T15_4">on</text:span><text:span text:style-name="T15_5"><text:s/></text:span><text:span text:style-name="T15_6">the</text:span><text:span text:style-name="T15_7"><text:s/>"</text:span><text:span text:style-name="T15_8">Project</text:span><text:span text:style-name="T15_9"><text:s/></text:span><text:span text:style-name="T15_10">Marilyn</text:span><text:span text:style-name="T15_11">"<text:s/></text:span><text:span text:style-name="T15_12">project</text:span><text:span text:style-name="T15_13"><text:s/></text:span><text:span text:style-name="T15_14">and</text:span><text:span text:style-name="T15_15"><text:s/></text:span><text:span text:style-name="T15_16">structure</text:span><text:span text:style-name="T15_17">.</text:span></text:p>
      <text:p text:style-name="P16"><text:span text:style-name="T16_1">Thoughts</text:span><text:span text:style-name="T16_2"><text:s/></text:span><text:span text:style-name="T16_3">about</text:span><text:span text:style-name="T16_4"><text:s/></text:span><text:span text:style-name="T16_5">this</text:span><text:span text:style-name="T16_6"><text:s/></text:span><text:span text:style-name="T16_7">follow</text:span><text:span text:style-name="T16_8"><text:s/></text:span><text:span text:style-name="T16_9">the</text:span><text:span text:style-name="T16_10"><text:s/></text:span><text:span text:style-name="T16_11">email</text:span><text:span text:style-name="T16_12">.</text:span></text:p>
      <text:p text:style-name="P17"/>
      <text:p text:style-name="P18"><text:span text:style-name="T18_1">Let</text:span><text:span text:style-name="T18_2"><text:s/></text:span><text:span text:style-name="T18_3">me</text:span><text:span text:style-name="T18_4"><text:s/></text:span><text:span text:style-name="T18_5">know</text:span><text:span text:style-name="T18_6"><text:s/></text:span><text:span text:style-name="T18_7">if</text:span><text:span text:style-name="T18_8"><text:s/></text:span><text:span text:style-name="T18_9">there</text:span><text:span text:style-name="T18_10">'</text:span><text:span text:style-name="T18_11">s</text:span><text:span text:style-name="T18_12"><text:s/></text:span><text:span text:style-name="T18_13">anything</text:span><text:span text:style-name="T18_14"><text:s/></text:span><text:span text:style-name="T18_15">else</text:span><text:span text:style-name="T18_16"><text:s/></text:span><text:span text:style-name="T18_17">we</text:span><text:span text:style-name="T18_18"><text:s/></text:span><text:span text:style-name="T18_19">should</text:span><text:span text:style-name="T18_20"><text:s/></text:span><text:span text:style-name="T18_21">discuss</text:span><text:span text:style-name="T18_22">.</text:span></text:p>
      <text:p text:style-name="P19"/>
      <text:p text:style-name="P20"><text:span text:style-name="T20_1">Isaac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